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65cm" svg:height="2.165cm" svg:x="2.566cm" svg:y="2.6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4.666cm" svg:y="2.6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6.766cm" svg:y="2.6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8.866cm" svg:y="2.6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0.966cm" svg:y="2.6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3.066cm" svg:y="2.6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5.166cm" svg:y="2.6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.566cm" svg:y="4.7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4.666cm" svg:y="4.7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6.766cm" svg:y="4.7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8.866cm" svg:y="4.7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0.966cm" svg:y="4.7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3.066cm" svg:y="4.7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5.166cm" svg:y="4.7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.566cm" svg:y="6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4.666cm" svg:y="6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6.766cm" svg:y="6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8.866cm" svg:y="6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0.966cm" svg:y="6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3.066cm" svg:y="6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5.166cm" svg:y="6.8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.566cm" svg:y="8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4.666cm" svg:y="8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6.766cm" svg:y="8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8.866cm" svg:y="8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0.966cm" svg:y="8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3.066cm" svg:y="8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5.166cm" svg:y="8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.566cm" svg:y="11.0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4.666cm" svg:y="11.0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6.766cm" svg:y="11.0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8.866cm" svg:y="11.0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0.966cm" svg:y="11.0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3.066cm" svg:y="11.0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5.166cm" svg:y="11.0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.566cm" svg:y="13.1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4.666cm" svg:y="13.1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6.766cm" svg:y="13.1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8.866cm" svg:y="13.1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0.966cm" svg:y="13.1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3.066cm" svg:y="13.1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5.166cm" svg:y="13.1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2.566cm" svg:y="15.2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4.666cm" svg:y="15.2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6.766cm" svg:y="15.2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8.866cm" svg:y="15.2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0.966cm" svg:y="15.2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3.066cm" svg:y="15.2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5cm" svg:height="2.165cm" svg:x="15.166cm" svg:y="15.24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72cm" svg:height="1.204cm" svg:x="3.367cm" svg:y="1.422cm">
          <draw:text-box>
            <text:p text:style-name="P2"><text:span text:style-name="T1">0</text:span></text:p>
          </draw:text-box>
        </draw:frame>
        <draw:frame draw:style-name="gr2" draw:text-style-name="P2" draw:layer="layout" svg:width="1.209cm" svg:height="1.204cm" svg:x="5.267cm" svg:y="1.422cm">
          <draw:text-box>
            <text:p text:style-name="P2"><text:span text:style-name="T1">1 </text:span></text:p>
          </draw:text-box>
        </draw:frame>
        <draw:frame draw:style-name="gr2" draw:text-style-name="P2" draw:layer="layout" svg:width="0.972cm" svg:height="1.204cm" svg:x="7.367cm" svg:y="1.422cm">
          <draw:text-box>
            <text:p text:style-name="P2"><text:span text:style-name="T1">2</text:span></text:p>
          </draw:text-box>
        </draw:frame>
        <draw:frame draw:style-name="gr2" draw:text-style-name="P2" draw:layer="layout" svg:width="0.972cm" svg:height="1.204cm" svg:x="9.467cm" svg:y="1.422cm">
          <draw:text-box>
            <text:p text:style-name="P2"><text:span text:style-name="T1">3</text:span></text:p>
          </draw:text-box>
        </draw:frame>
        <draw:frame draw:style-name="gr2" draw:text-style-name="P2" draw:layer="layout" svg:width="0.972cm" svg:height="1.204cm" svg:x="11.567cm" svg:y="1.422cm">
          <draw:text-box>
            <text:p text:style-name="P2"><text:span text:style-name="T1">4</text:span></text:p>
          </draw:text-box>
        </draw:frame>
        <draw:frame draw:style-name="gr2" draw:text-style-name="P2" draw:layer="layout" svg:width="0.972cm" svg:height="1.204cm" svg:x="13.667cm" svg:y="1.422cm">
          <draw:text-box>
            <text:p text:style-name="P2"><text:span text:style-name="T1">5</text:span></text:p>
          </draw:text-box>
        </draw:frame>
        <draw:frame draw:style-name="gr2" draw:text-style-name="P2" draw:layer="layout" svg:width="0.972cm" svg:height="1.204cm" svg:x="15.567cm" svg:y="1.422cm">
          <draw:text-box>
            <text:p text:style-name="P2"><text:span text:style-name="T1">6</text:span></text:p>
          </draw:text-box>
        </draw:frame>
        <draw:frame draw:style-name="gr2" draw:text-style-name="P2" draw:layer="layout" svg:width="0.972cm" svg:height="1.204cm" svg:x="1.467cm" svg:y="3.122cm">
          <draw:text-box>
            <text:p text:style-name="P2"><text:span text:style-name="T1">0</text:span></text:p>
          </draw:text-box>
        </draw:frame>
        <draw:frame draw:style-name="gr2" draw:text-style-name="P2" draw:layer="layout" svg:width="0.972cm" svg:height="1.204cm" svg:x="1.467cm" svg:y="5.222cm">
          <draw:text-box>
            <text:p text:style-name="P2"><text:span text:style-name="T1">1</text:span></text:p>
          </draw:text-box>
        </draw:frame>
        <draw:frame draw:style-name="gr2" draw:text-style-name="P2" draw:layer="layout" svg:width="0.972cm" svg:height="1.204cm" svg:x="1.467cm" svg:y="7.322cm">
          <draw:text-box>
            <text:p text:style-name="P2"><text:span text:style-name="T1">2</text:span></text:p>
          </draw:text-box>
        </draw:frame>
        <draw:frame draw:style-name="gr2" draw:text-style-name="P2" draw:layer="layout" svg:width="0.972cm" svg:height="1.204cm" svg:x="1.467cm" svg:y="9.422cm">
          <draw:text-box>
            <text:p text:style-name="P2"><text:span text:style-name="T1">3</text:span></text:p>
          </draw:text-box>
        </draw:frame>
        <draw:frame draw:style-name="gr2" draw:text-style-name="P2" draw:layer="layout" svg:width="0.972cm" svg:height="1.204cm" svg:x="1.467cm" svg:y="11.522cm">
          <draw:text-box>
            <text:p text:style-name="P2"><text:span text:style-name="T1">4</text:span></text:p>
          </draw:text-box>
        </draw:frame>
        <draw:frame draw:style-name="gr2" draw:text-style-name="P2" draw:layer="layout" svg:width="0.972cm" svg:height="1.204cm" svg:x="1.467cm" svg:y="13.622cm">
          <draw:text-box>
            <text:p text:style-name="P2"><text:span text:style-name="T1">5</text:span></text:p>
          </draw:text-box>
        </draw:frame>
        <draw:frame draw:style-name="gr2" draw:text-style-name="P2" draw:layer="layout" svg:width="0.972cm" svg:height="1.204cm" svg:x="1.467cm" svg:y="15.622cm">
          <draw:text-box>
            <text:p text:style-name="P2"><text:span text:style-name="T1">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5-10T22:10:43.564905980</dc:date>
    <dc:creator>elucterio </dc:creator>
    <meta:editing-duration>PT13M31S</meta:editing-duration>
    <meta:editing-cycles>9</meta:editing-cycles>
    <meta:generator>LibreOffice/4.2.8.2$Linux_X86_64 LibreOffice_project/420m0$Build-2</meta:generator>
    <meta:document-statistic meta:object-count="63"/>
  </office:meta>
</office:document-meta>
</file>